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58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7" table:default-cell-style-name="ce22"/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7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5" table:number-columns-repeated="2" table:default-cell-style-name="ce22"/>
        <table:table-column table:style-name="co11" table:default-cell-style-name="ce22"/>
        <table:table-column table:style-name="co10" table:default-cell-style-name="ce22"/>
        <table:table-column table:style-name="co14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39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3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style-name="Default"/>
          <table:table-cell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office:value-type="string" calcext:value-type="string">
            <text:p>200149</text:p>
          </table:table-cell>
          <table:table-cell table:number-columns-repeated="2"/>
          <table:table-cell table:style-name="ce39" office:value-type="string" calcext:value-type="string">
            <text:p>320651</text:p>
          </table:table-cell>
          <table:table-cell table:style-name="ce3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5"/>
          <table:table-cell table:style-name="Default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3" office:value-type="string" calcext:value-type="string">
            <text:p>300786</text:p>
          </table:table-cell>
          <table:table-cell table:style-name="ce2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style-name="Default"/>
          <table:table-cell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 table:number-columns-repeated="3"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996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2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6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0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5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2"/>
        <table:table-column table:style-name="co57" table:default-cell-style-name="ce22"/>
        <table:table-column table:style-name="co47" table:default-cell-style-name="ce22"/>
        <table:table-column table:style-name="co58" table:default-cell-style-name="ce22"/>
        <table:table-column table:style-name="co22" table:number-columns-repeated="1020" table:default-cell-style-name="ce22"/>
        <table:table-row table:style-name="ro5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2"/>
        <table:table-column table:style-name="co60" table:default-cell-style-name="ce22"/>
        <table:table-column table:style-name="co61" table:default-cell-style-name="ce22"/>
        <table:table-column table:style-name="co62" table:default-cell-style-name="ce22"/>
        <table:table-column table:style-name="co34" table:default-cell-style-name="ce22"/>
        <table:table-column table:style-name="co63" table:default-cell-style-name="ce22"/>
        <table:table-column table:style-name="co29" table:default-cell-style-name="ce22"/>
        <table:table-column table:style-name="co31" table:default-cell-style-name="ce22"/>
        <table:table-column table:style-name="co63" table:default-cell-style-name="ce22"/>
        <table:table-column table:style-name="co36" table:default-cell-style-name="ce22"/>
        <table:table-column table:style-name="co28" table:default-cell-style-name="ce22"/>
        <table:table-column table:style-name="co62" table:default-cell-style-name="ce22"/>
        <table:table-column table:style-name="co35" table:default-cell-style-name="ce22"/>
        <table:table-column table:style-name="co41" table:default-cell-style-name="ce22"/>
        <table:table-column table:style-name="co63" table:default-cell-style-name="ce22"/>
        <table:table-column table:style-name="co35" table:default-cell-style-name="ce22"/>
        <table:table-column table:style-name="co38" table:default-cell-style-name="ce22"/>
        <table:table-column table:style-name="co64" table:default-cell-style-name="ce22"/>
        <table:table-column table:style-name="co36" table:default-cell-style-name="ce22"/>
        <table:table-column table:style-name="co60" table:default-cell-style-name="ce22"/>
        <table:table-column table:style-name="co65" table:default-cell-style-name="ce22"/>
        <table:table-column table:style-name="co66" table:default-cell-style-name="ce22"/>
        <table:table-column table:style-name="co12" table:default-cell-style-name="ce22"/>
        <table:table-column table:style-name="co35" table:default-cell-style-name="ce22"/>
        <table:table-column table:style-name="co12" table:default-cell-style-name="ce22"/>
        <table:table-column table:style-name="co35" table:default-cell-style-name="ce22"/>
        <table:table-column table:style-name="co29" table:default-cell-style-name="ce22"/>
        <table:table-column table:style-name="co67" table:default-cell-style-name="ce22"/>
        <table:table-column table:style-name="co29" table:default-cell-style-name="ce22"/>
        <table:table-column table:style-name="co68" table:default-cell-style-name="ce22"/>
        <table:table-column table:style-name="co69" table:default-cell-style-name="ce22"/>
        <table:table-column table:style-name="co35" table:default-cell-style-name="ce22"/>
        <table:table-column table:style-name="co4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49" table:default-cell-style-name="ce22"/>
        <table:table-column table:style-name="co74" table:default-cell-style-name="ce22"/>
        <table:table-column table:style-name="co75" table:default-cell-style-name="ce22"/>
        <table:table-column table:style-name="co74" table:default-cell-style-name="ce22"/>
        <table:table-column table:style-name="co76" table:default-cell-style-name="ce22"/>
        <table:table-column table:style-name="co45" table:default-cell-style-name="ce22"/>
        <table:table-column table:style-name="co77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35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82" table:default-cell-style-name="ce22"/>
        <table:table-column table:style-name="co83" table:default-cell-style-name="ce22"/>
        <table:table-column table:style-name="co84" table:default-cell-style-name="ce22"/>
        <table:table-column table:style-name="co85" table:default-cell-style-name="ce22"/>
        <table:table-column table:style-name="co79" table:default-cell-style-name="ce22"/>
        <table:table-column table:style-name="co86" table:default-cell-style-name="ce22"/>
        <table:table-column table:style-name="co87" table:number-columns-repeated="2" table:default-cell-style-name="ce22"/>
        <table:table-column table:style-name="co29" table:default-cell-style-name="ce22"/>
        <table:table-column table:style-name="co79" table:default-cell-style-name="ce22"/>
        <table:table-column table:style-name="co87" table:default-cell-style-name="ce22"/>
        <table:table-column table:style-name="co28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80" table:default-cell-style-name="ce22"/>
        <table:table-column table:style-name="co88" table:default-cell-style-name="ce22"/>
        <table:table-column table:style-name="co90" table:default-cell-style-name="ce22"/>
        <table:table-column table:style-name="co91" table:default-cell-style-name="ce22"/>
        <table:table-column table:style-name="co88" table:default-cell-style-name="ce22"/>
        <table:table-column table:style-name="co92" table:default-cell-style-name="ce22"/>
        <table:table-column table:style-name="co93" table:default-cell-style-name="ce22"/>
        <table:table-column table:style-name="co94" table:default-cell-style-name="ce22"/>
        <table:table-column table:style-name="co95" table:default-cell-style-name="ce22"/>
        <table:table-column table:style-name="co88" table:default-cell-style-name="ce22"/>
        <table:table-column table:style-name="co96" table:default-cell-style-name="ce22"/>
        <table:table-column table:style-name="co97" table:number-columns-repeated="2" table:default-cell-style-name="ce22"/>
        <table:table-column table:style-name="co98" table:default-cell-style-name="ce22"/>
        <table:table-column table:style-name="co99" table:default-cell-style-name="ce22"/>
        <table:table-column table:style-name="co81" table:default-cell-style-name="ce22"/>
        <table:table-column table:style-name="co100" table:default-cell-style-name="ce22"/>
        <table:table-column table:style-name="co101" table:default-cell-style-name="ce22"/>
        <table:table-column table:style-name="co102" table:default-cell-style-name="ce22"/>
        <table:table-column table:style-name="co88" table:number-columns-repeated="2" table:default-cell-style-name="ce22"/>
        <table:table-column table:style-name="co102" table:default-cell-style-name="ce22"/>
        <table:table-column table:style-name="co90" table:default-cell-style-name="ce22"/>
        <table:table-column table:style-name="co83" table:default-cell-style-name="ce22"/>
        <table:table-column table:style-name="co92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number-columns-repeated="2" table:style-name="ce59" office:value-type="string" calcext:value-type="string">
            <text:p>расх б</text:p>
          </table:table-cell>
          <table:table-cell table:style-name="ce59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.00.0000</text:date>, <text:time style:data-style-name="N2" text:time-value="20:27:36.26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04T20:30:18.467000000</dc:date>
    <meta:editing-duration>P9DT19H10M8S</meta:editing-duration>
    <meta:editing-cycles>4297</meta:editing-cycles>
    <meta:document-statistic meta:table-count="6" meta:cell-count="11904" meta:object-count="0"/>
    <meta:user-defined meta:name="qrichtext">1</meta:user-defined>
  </office:meta>
</office:document-meta>
</file>